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Heading" style:master-page-name="MP0">
      <style:paragraph-properties style:page-number="auto" fo:break-before="page"/>
      <style:text-properties fo:language="pl" fo:country="PL"/>
    </style:style>
    <style:style style:name="P21" style:family="paragraph" style:parent-style-name="Dialog" style:list-style-name="L1"/>
    <style:style style:name="P22" style:family="paragraph" style:parent-style-name="Dialog" style:list-style-name="L1">
      <style:text-properties style:font-name="Calibri1"/>
    </style:style>
    <style:style style:name="P23" style:family="paragraph" style:parent-style-name="Dialog" style:list-style-name="L3">
      <style:text-properties style:font-name="Calibri1"/>
    </style:style>
    <style:style style:name="P24" style:family="paragraph" style:parent-style-name="Dialog" style:list-style-name="L4">
      <style:text-properties style:font-name="Calibri1" fo:background-color="transparent"/>
    </style:style>
    <style:style style:name="P25" style:family="paragraph" style:parent-style-name="Dialog" style:list-style-name="L5">
      <style:text-properties style:font-name="Calibri1"/>
    </style:style>
    <style:style style:name="P26" style:family="paragraph" style:parent-style-name="Dialog" style:list-style-name="L7">
      <style:text-properties style:font-name="Calibri1"/>
    </style:style>
    <style:style style:name="P27" style:family="paragraph" style:parent-style-name="Dialog" style:list-style-name="L1">
      <style:text-properties style:font-name="Calibri"/>
    </style:style>
    <style:style style:name="P28" style:family="paragraph" style:parent-style-name="Dialog" style:list-style-name="L6">
      <style:text-properties style:font-name="Calibri"/>
    </style:style>
    <style:style style:name="P29" style:family="paragraph" style:parent-style-name="Dialog" style:list-style-name="L2">
      <style:paragraph-properties fo:orphans="2" fo:widows="2"/>
      <style:text-properties fo:language="pl" fo:country="PL"/>
    </style:style>
    <style:style style:name="P30" style:family="paragraph" style:parent-style-name="Dialog" style:list-style-name="L4">
      <style:text-properties fo:background-color="transparent"/>
    </style:style>
    <style:style style:name="P31" style:family="paragraph" style:parent-style-name="Dialog" style:list-style-name="L6"/>
    <style:style style:name="P32" style:family="paragraph" style:parent-style-name="Dialog" style:list-style-name="L7"/>
    <style:style style:name="P33" style:family="paragraph" style:parent-style-name="Überschrift_20_2">
      <style:text-properties fo:language="pl" fo:country="PL"/>
    </style:style>
    <style:style style:name="P34" style:family="paragraph" style:parent-style-name="Überschrift_20_2">
      <style:text-properties style:font-name="Calibri"/>
    </style:style>
    <style:style style:name="P35" style:family="paragraph" style:parent-style-name="Überschrift_20_2">
      <style:text-properties style:font-name="Calibri" fo:language="pl" fo:country="PL"/>
    </style:style>
    <style:style style:name="P36" style:family="paragraph" style:parent-style-name="Text_20_body" style:list-style-name="L1">
      <style:text-properties fo:language="pl" fo:country="PL"/>
    </style:style>
    <style:style style:name="P37" style:family="paragraph" style:parent-style-name="Text_20_body" style:list-style-name="L7"/>
    <style:style style:name="P38" style:family="paragraph" style:parent-style-name="Text_20_body">
      <style:text-properties style:font-name="Calibri1"/>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ynastia Sobieskich – tom II, „Pola Chwały”</text:p>
      <text:h text:style-name="P33"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2"> ju</text:span><text:span text:style-name="T5">ż</text:span><text:span text:style-name="T12">, po co si</text:span><text:span text:style-name="T5">ę</text:span><text:span text:style-name="T12"> zaci</text:span><text:span text:style-name="T5">ą</text:span><text:span text:style-name="T12">gn</text:span><text:span text:style-name="T5">ął</text:span><text:span text:style-name="T12">, zapomnia</text:span><text:span text:style-name="T5">ł</text:span><text:span text:style-name="T12"> nawet, jak si</text:span><text:span text:style-name="T5">ę</text:span><text:span text:style-name="T12"> nazywa, wiedzia</text:span><text:span text:style-name="T5">ł</text:span><text:span text:style-name="T12"> tylko gdzie lewo, a gdzie prawo, jak i</text:span><text:span text:style-name="T5">ść</text:span><text:span text:style-name="T12"> trzy kroki w wstez, obr</text:span><text:span text:style-name="T5">ó</text:span><text:span text:style-name="T12">t, trzy kroki w ty</text:span><text:span text:style-name="T5">ł</text:span><text:span text:style-name="T12">.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text:soft-page-break/>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33"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1137982096472771131" text:style-name="L1">
        <text:list-item>
          <text:p text:style-name="P21"><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1"><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1"><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1"><text:soft-page-break/><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1"><text:span text:style-name="T12">Tak, ale dalej na wsch</text:span><text:span text:style-name="T5">ó</text:span><text:span text:style-name="T12">d od Lwowa miejsc bezpiecznych nie ma.</text:span></text:p>
        </text:list-item>
        <text:list-item>
          <text:p text:style-name="P21"><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1"><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1"><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1"><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1"><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1"><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2">Właśnie, po ostatnich tatarskich oblężeniach, co i nawet okupować się musieli, za króla poprzedniego – wtrącił wojewoda.</text:p>
        </text:list-item>
        <text:list-item>
          <text:p text:style-name="P21"><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1"><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1"><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42333054" text:continue-numbering="true" text:style-name="L1">
        <text:list-item>
          <text:p text:style-name="P27">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6"><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text:soft-page-break/>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text:soft-page-break/>*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text:soft-page-break/>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text:soft-page-break/>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text:soft-page-break/>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35"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text:soft-page-break/>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text:soft-page-break/>-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text:soft-page-break/>-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35"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text:soft-page-break/>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2">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text:soft-page-break/>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34"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text:soft-page-break/>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oft-page-break/><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oft-page-break/><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6416656514311441225" text:style-name="L2">
        <text:list-header>
          <text:p text:style-name="P29">-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oft-page-break/><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1973698643712713822" text:style-name="L3">
        <text:list-header>
          <text:p text:style-name="P23">-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text:soft-page-break/>-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text:soft-page-break/>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6494662538997949346" text:style-name="L4">
        <text:list-header>
          <text:p text:style-name="P30">-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4">- A co z tymi tutaj?</text:p>
          <text:p text:style-name="P24">-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text:span><text:soft-page-break/><text:span text:style-name="T10">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text:soft-page-break/>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text:span><text:soft-page-break/><text:span text:style-name="T5">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text:span><text:span text:style-name="T5">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text:span><text:span text:style-name="T5">. Husarze z nastawionymi koncerzami cwałem w dym wpadli, kt</text:span><text:span text:style-name="T5">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6095243752945834456" text:style-name="L5">
        <text:list-item>
          <text:p text:style-name="P25">Ten atak na naszej prawej powstrzymać trzeba! Inaczej odetną środek!</text:p>
        </text:list-item>
        <text:list-item>
          <text:p text:style-name="P25">Nie mamy już czym ich powstrzymać!</text:p>
        </text:list-item>
        <text:list-item>
          <text:p text:style-name="P25">Tatarzy kontratakować muszą! Gdzie Selim?</text:p>
        </text:list-item>
        <text:list-item>
          <text:p text:style-name="P25">Tatarzy już uszli za Dniestr, powstrzymać zaś giaurów jedynie Żwaniec i nasz wczorajszy obóz może.</text:p>
        </text:list-item>
        <text:list-item>
          <text:p text:style-name="P25">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text:soft-page-break/>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text:span><text:span text:style-name="T12">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4457530760087596077" text:style-name="L6">
        <text:list-item>
          <text:p text:style-name="P31">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1">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1"><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1"><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1"><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28">Bez Podola szlachta pokoju nie zechce...</text:p>
        </text:list-item>
        <text:list-item>
          <text:p text:style-name="P31"><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1"><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1"><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28">Handel przez Dzikie Pola?</text:p>
        </text:list-item>
        <text:list-item>
          <text:p text:style-name="P31"><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167731110508685216" text:style-name="L7">
        <text:list-item>
          <text:p text:style-name="P32"><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7"><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2"><text:soft-page-break/><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2"><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11">Dniestrze</text:span><text:span text:style-name="T5"> zbudować trzeba...</text:span></text:p>
        </text:list-item>
        <text:list-item>
          <text:p text:style-name="P26">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2">nie</text:span><text:span text:style-name="T5">ż</text:span><text:span text:style-name="T12">ek z pocz</text:span><text:span text:style-name="T5">ą</text:span><text:span text:style-name="T12">tku grudnia zmieni</text:span><text:span text:style-name="T5">ł</text:span><text:span text:style-name="T12"> si</text:span><text:span text:style-name="T5">ę</text:span><text:span text:style-name="T12"> w zawiej</text:span><text:span text:style-name="T5">ę</text:span><text:span text:style-name="T12"> </text:span><text:span text:style-name="T5">ś</text:span><text:span text:style-name="T12">nie</text:span><text:span text:style-name="T5">ż</text:span><text:span text:style-name="T12">n</text:span><text:span text:style-name="T5">ą</text:span><text:span text:style-name="T12">. Wiatr szarpa</text:span><text:span text:style-name="T5">ł</text:span><text:span text:style-name="T12">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Jabłonowski na surowe twarze patrząc. Długo by trwało, by ich zgryźć. Ale, pomy<text:span text:style-name="T5">ś</text:span>la<text:span text:style-name="T5">ł</text:span> pan wojewoda, da si<text:span text:style-name="T5">ę</text:span> zgry<text:span text:style-name="T5">źć</text:span>, je<text:span text:style-name="T5">ś</text:span>li na ostre dalej p<text:span text:style-name="T5">ó</text:span>jdzie. U<text:span text:style-name="T5">ś</text:span>miechn<text:span text:style-name="T5">ął</text:span> si<text:span text:style-name="T5">ę</text:span> pod sarmackim w<text:span text:style-name="T5">ą</text:span>sem do dw<text:span text:style-name="T5">ó</text:span>ch uperukowanych Francuz<text:span text:style-name="T5">ó</text:span>w i wszed<text:span text:style-name="T5">ł</text:span> wraz z nimi do komnaty komendanta zamku, w kt<text:span text:style-name="T5">ó</text:span>rej z min<text:span text:style-name="T5">ą</text:span> zadowolonego uzurpatora rezydowa<text:span text:style-name="T5">ł</text:span> Kap<text:span text:style-name="T5">ł</text:span>an Pasza.</text:p>
      <text:p text:style-name="P11">Sobieski oczekiwa<text:span text:style-name="T5">ł</text:span> wynik<text:span text:style-name="T5">ó</text:span>w pierwszego dnia rokowa<text:span text:style-name="T5">ń</text:span> w najwspanialszym namiocie, </text:p>
      <text:p text:style-name="P8">Zawarcie rozejmu</text:p>
      <text:p text:style-name="P8">Gromienie Kozaków</text:p>
      <text:p text:style-name="P8"/>
      <text:p text:style-name="P8"/>
      <text:p text:style-name="P8"><text:soft-page-break/>Sobieski m<text:span text:style-name="T5">ó</text:span><text:span text:style-name="T12">g</text:span><text:span text:style-name="T5">ł</text:span><text:span text:style-name="T12"> znowu spokojnie zasn</text:span><text:span text:style-name="T5">ąć</text:span><text:span text:style-name="T12">. Lecz sen mia</text:span><text:span text:style-name="T5">ł</text:span><text:span text:style-name="T12"> zn</text:span><text:span text:style-name="T5">ó</text:span><text:span text:style-name="T12">w niespokojny. </text:span><text:span text:style-name="T5">Ś</text:span><text:span text:style-name="T12">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8-01-18T22:13:11.76</dc:date>
    <meta:editing-cycles>1084</meta:editing-cycles>
    <meta:editing-duration>P1DT3H30M23S</meta:editing-duration>
    <meta:document-statistic meta:table-count="0" meta:image-count="0" meta:object-count="0" meta:page-count="30" meta:paragraph-count="270" meta:word-count="15332" meta:character-count="10393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